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font-style="italic" style:font-style-asian="italic" style:font-style-complex="italic"/>
    </style:style>
    <style:style style:name="P2" style:family="paragraph" style:parent-style-name="Standard">
      <style:text-properties style:text-underline-style="none"/>
    </style:style>
    <style:style style:name="P3" style:family="paragraph" style:parent-style-name="Standard">
      <style:text-properties fo:font-size="18pt" style:text-underline-style="solid" style:text-underline-width="auto" style:text-underline-color="font-color" fo:font-weight="bold" style:font-size-asian="18pt" style:font-weight-asian="bold" style:font-size-complex="18pt" style:font-weight-complex="bold"/>
    </style:style>
    <style:style style:name="P4" style:family="paragraph" style:parent-style-name="Standard">
      <style:text-properties fo:font-size="14pt" style:text-underline-style="solid" style:text-underline-width="auto" style:text-underline-color="font-color" style:font-size-asian="14pt" style:font-size-complex="14pt"/>
    </style:style>
    <style:style style:name="P5" style:family="paragraph" style:parent-style-name="Standard">
      <style:text-properties fo:font-size="14pt" style:text-underline-style="none" style:font-size-asian="14pt" style:font-size-complex="14pt"/>
    </style:style>
    <style:style style:name="P6" style:family="paragraph" style:parent-style-name="Standard">
      <style:text-properties fo:font-size="12pt" style:text-underline-style="none" style:font-size-asian="12pt" style:font-size-complex="12pt"/>
    </style:style>
    <style:style style:name="P7" style:family="paragraph" style:parent-style-name="Standard">
      <style:text-properties style:font-name="Times New Roman" fo:font-size="12pt" style:text-underline-style="none" style:font-size-asian="12pt" style:font-size-complex="12pt"/>
    </style:style>
    <style:style style:name="P8" style:family="paragraph" style:parent-style-name="Standard" style:list-style-name="L1">
      <style:text-properties fo:font-size="12pt" style:text-underline-style="none" style:font-size-asian="12pt" style:font-size-complex="12pt"/>
    </style:style>
    <style:style style:name="P9" style:family="paragraph" style:parent-style-name="Standard" style:list-style-name="L2">
      <style:text-properties fo:font-size="12pt" style:text-underline-style="none" style:font-size-asian="12pt" style:font-size-complex="12pt"/>
    </style:style>
    <style:style style:name="P10" style:family="paragraph" style:parent-style-name="Standard">
      <style:text-properties style:text-underline-style="none"/>
    </style:style>
    <style:style style:name="P11" style:family="paragraph" style:parent-style-name="Standard" style:list-style-name="L2">
      <style:text-properties style:text-underline-style="none"/>
    </style:style>
    <style:style style:name="P12" style:family="paragraph" style:parent-style-name="Standard">
      <style:text-properties style:text-underline-style="none" officeooo:rsid="001bc0d8" officeooo:paragraph-rsid="001bc0d8"/>
    </style:style>
    <style:style style:name="T1" style:family="text">
      <style:text-properties fo:font-style="italic" style:font-style-asian="italic" style:font-style-complex="italic"/>
    </style:style>
    <style:style style:name="T2" style:family="text">
      <style:text-properties officeooo:rsid="001bc0d8"/>
    </style:style>
    <style:style style:name="T3" style:family="text">
      <style:text-properties officeooo:rsid="001ca73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INUTES</text:p>
      <text:p text:style-name="Standard"/>
      <text:p text:style-name="Standard">Project Title: Group 12 Project</text:p>
      <text:p text:style-name="Standard">Meeting Purpose: To review the test specification document</text:p>
      <text:p text:style-name="Standard">People Present: Everyone present</text:p>
      <text:p text:style-name="Standard">Location: Orchard</text:p>
      <text:p text:style-name="Standard">Date: 12/11/<text:span text:style-name="T3">20</text:span>13</text:p>
      <text:p text:style-name="Standard">Circulation list: All project members</text:p>
      <text:p text:style-name="Standard">Author of the minutes: Filip Kunkiewicz</text:p>
      <text:p text:style-name="Standard">Date the minutes were produced: 12/11/<text:span text:style-name="T2">20</text:span>13</text:p>
      <text:p text:style-name="Standard">Version: 1.0</text:p>
      <text:p text:style-name="Standard"/>
      <text:p text:style-name="Standard"/>
      <text:p text:style-name="P4">Matters Arising</text:p>
      <text:p text:style-name="P5"/>
      <text:list xml:id="list8702216009951879930" text:style-name="L1">
        <text:list-item>
          <text:p text:style-name="P8">The group has reviewed the test specification document as produced by Sion and Andy. Changes were made where required. ACTION: srp11, anp28, fik</text:p>
        </text:list-item>
        <text:list-item>
          <text:p text:style-name="P8">Time sheets were collected. ACTION: fik</text:p>
        </text:list-item>
        <text:list-item>
          <text:p text:style-name="P8">Design specification document was discussed as a group. Sections of the document were looked through in the template provided but the final decision as to dividing the document between group members will be made in Thursday's meeting</text:p>
        </text:list-item>
      </text:list>
      <text:p text:style-name="P4"/>
      <text:p text:style-name="P4">New Business</text:p>
      <text:p text:style-name="P2"/>
      <text:list xml:id="list8018424165332399835" text:style-name="L2">
        <text:list-item>
          <text:p text:style-name="P11">Everyone is to have completed the first post on the group blog. This is to include their progress so far and what the time has been spent on each week. Once this is completed, each group member will be required to create one post a week. ACTION: all group members</text:p>
        </text:list-item>
        <text:list-item>
          <text:p text:style-name="P11">Ben is to bring his current progress on the website to Thursday's meeting in order to show the group. ACTION: bea16</text:p>
        </text:list-item>
        <text:list-item>
          <text:p text:style-name="P11">Add an introduction to the test spec document. ACTION: fik</text:p>
        </text:list-item>
        <text:list-item>
          <text:p text:style-name="P11">QA check the test spec document. ACTION: alh32</text:p>
        </text:list-item>
        <text:list-item>
          <text:p text:style-name="P9">Luke was assigned to compile the final design specification document together. ACTION: lps1</text:p>
        </text:list-item>
      </text:list>
      <text:p text:style-name="P7"/>
      <text:p text:style-name="P2"/>
      <text:p text:style-name="P4">AOB</text:p>
      <text:p text:style-name="P6"/>
      <text:p text:style-name="P2"><text:s text:c="6"/>None.</text:p>
      <text:p text:style-name="P2"/>
      <text:p text:style-name="P2"/>
      <text:p text:style-name="P2"/>
      <text:p text:style-name="P2"/>
      <text:p text:style-name="P2"/>
      <text:p text:style-name="P2"/>
      <text:p text:style-name="P2"/>
      <text:p text:style-name="P12"><text:a xlink:type="simple" xlink:href="mailto:Fik@aber.ac.uk">Fik@aber.ac.uk</text:a> 12/11/20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tyle="italic" style:font-style-asian="italic" style:font-style-complex="italic"/>
    </style:style>
    <style:style style:name="MT1" style:family="text">
      <style:text-properties fo:font-style="italic"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Meeting Minutes<text:tab/>v1.0<text:tab/>Final</text:p>
      </style:header>
      <style:footer>
        <text:p text:style-name="Footer"><text:span text:style-name="Default_20_Paragraph_20_Font"><text:span text:style-name="MT1">Aberystwyth University / Computer Science<text:tab/><text:tab/>Page </text:span></text:span><text:span text:style-name="Default_20_Paragraph_20_Font"><text:span text:style-name="MT1"><text:page-number text:select-page="current">1</text:page-number></text:span></text:span><text:span text:style-name="Default_20_Paragraph_20_Font"><text:span text:style-name="MT1">/</text:span></text:span><text:span text:style-name="Default_20_Paragraph_20_Font"><text:span text:style-name="MT1"><text:page-count>1</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13T17:25:01.47</meta:creation-date>
    <dc:date>2014-01-29T11:01:06.851631000</dc:date>
    <meta:editing-duration>PT59M44S</meta:editing-duration>
    <meta:editing-cycles>11</meta:editing-cycles>
    <meta:generator>LibreOffice/4.1.0.4$MacOSX_x86 LibreOffice_project/89ea49ddacd9aa532507cbf852f2bb22b1ace28</meta:generator>
    <meta:document-statistic meta:table-count="0" meta:image-count="0" meta:object-count="0" meta:page-count="1" meta:paragraph-count="25" meta:word-count="236" meta:character-count="1439" meta:non-whitespace-character-count="1229"/>
  </office:meta>
</office:document-meta>
</file>